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4c4c4c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75.32pt" svg:y="94.65pt">
            <draw:object draw:notify-on-update-of-ranges="Sheet1.A2:Sheet1.A6 Sheet1.B2:Sheet1.B6 Sheet1.C2:Sheet1.C6 Sheet1.C2:Sheet1.C6 Sheet1.E2:Sheet1.E6 Sheet1.A2:Sheet1.A6 Sheet1.F2:Sheet1.F6 Sheet1.F2:Sheet1.F6 Sheet1.A3:Sheet1.A6 Sheet1.D3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 [K]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err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 office:value-type="float" office:value="1.0016541322" calcext:value-type="float">
            <text:p>1.0016541322</text:p>
          </table:table-cell>
          <table:table-cell table:style-name="ce1" office:value-type="float" office:value="0.0032570696824749" calcext:value-type="float">
            <text:p>0.003257069682475</text:p>
          </table:table-cell>
          <table:table-cell/>
          <table:table-cell office:value-type="float" office:value="1.0015803052318" calcext:value-type="float">
            <text:p>1.0015803052318</text:p>
          </table:table-cell>
          <table:table-cell office:value-type="float" office:value="0.00292545268015491" calcext:value-type="float">
            <text:p>0.0029254526801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 office:value-type="float" office:value="1.00153783719861" calcext:value-type="float">
            <text:p>1.00153783719861</text:p>
          </table:table-cell>
          <table:table-cell table:style-name="ce2" office:value-type="float" office:value="0.00318718969420375" calcext:value-type="float">
            <text:p>0.003187189694204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1.0015362245782" calcext:value-type="float">
            <text:p>1.0015362245782</text:p>
          </table:table-cell>
          <table:table-cell office:value-type="float" office:value="0.00246800550686047" calcext:value-type="float">
            <text:p>0.0024680055068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99204434282948" calcext:value-type="float">
            <text:p>0.999204434282948</text:p>
          </table:table-cell>
          <table:table-cell office:value-type="float" office:value="0.0031748856482778" calcext:value-type="float">
            <text:p>0.00317488564827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997908598551" calcext:value-type="float">
            <text:p>0.997908598551</text:p>
          </table:table-cell>
          <table:table-cell office:value-type="float" office:value="0.00246309248345809" calcext:value-type="float">
            <text:p>0.00246309248345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9941439092382" calcext:value-type="float">
            <text:p>0.9941439092382</text:p>
          </table:table-cell>
          <table:table-cell office:value-type="float" office:value="0.00362036018493286" calcext:value-type="float">
            <text:p>0.003620360184933</text:p>
          </table:table-cell>
          <table:table-cell office:value-type="float" office:value="0.99338" calcext:value-type="float">
            <text:p>0.99338</text:p>
          </table:table-cell>
          <table:table-cell office:value-type="float" office:value="0.9930555089601" calcext:value-type="float">
            <text:p>0.9930555089601</text:p>
          </table:table-cell>
          <table:table-cell office:value-type="float" office:value="0.00261262197978031" calcext:value-type="float">
            <text:p>0.0026126219797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979528373986557" calcext:value-type="float">
            <text:p>0.979528373986557</text:p>
          </table:table-cell>
          <table:table-cell office:value-type="float" office:value="0.00327599826421262" calcext:value-type="float">
            <text:p>0.003275998264213</text:p>
          </table:table-cell>
          <table:table-cell office:value-type="float" office:value="0.97954" calcext:value-type="float">
            <text:p>0.97954</text:p>
          </table:table-cell>
          <table:table-cell office:value-type="float" office:value="0.9788239545061" calcext:value-type="float">
            <text:p>0.9788239545061</text:p>
          </table:table-cell>
          <table:table-cell office:value-type="float" office:value="0.00252300036924978" calcext:value-type="float">
            <text:p>0.0025230003692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float" office:value="0.979103657552" calcext:value-type="float">
            <text:p>0.979103657552</text:p>
          </table:table-cell>
        </table:table-row>
        <table:table-row table:style-name="ro1">
          <table:table-cell office:value-type="float" office:value="0.979916283341" calcext:value-type="float">
            <text:p>0.979916283341</text:p>
          </table:table-cell>
        </table:table-row>
        <table:table-row table:style-name="ro1">
          <table:table-cell office:value-type="float" office:value="0.979003260016" calcext:value-type="float">
            <text:p>0.979003260016</text:p>
          </table:table-cell>
        </table:table-row>
        <table:table-row table:style-name="ro1">
          <table:table-cell office:value-type="float" office:value="0.977477099336" calcext:value-type="float">
            <text:p>0.977477099336</text:p>
          </table:table-cell>
        </table:table-row>
        <table:table-row table:style-name="ro1">
          <table:table-cell office:value-type="float" office:value="0.976371440902" calcext:value-type="float">
            <text:p>0.976371440902</text:p>
          </table:table-cell>
        </table:table-row>
        <table:table-row table:style-name="ro1">
          <table:table-cell office:value-type="float" office:value="0.978709476281" calcext:value-type="float">
            <text:p>0.978709476281</text:p>
          </table:table-cell>
        </table:table-row>
        <table:table-row table:style-name="ro1">
          <table:table-cell office:value-type="float" office:value="0.984385669402" calcext:value-type="float">
            <text:p>0.984385669402</text:p>
          </table:table-cell>
        </table:table-row>
        <table:table-row table:style-name="ro1">
          <table:table-cell office:value-type="float" office:value="0.977201254457" calcext:value-type="float">
            <text:p>0.977201254457</text:p>
          </table:table-cell>
        </table:table-row>
        <table:table-row table:style-name="ro1">
          <table:table-cell office:value-type="float" office:value="0.980617924933" calcext:value-type="float">
            <text:p>0.980617924933</text:p>
          </table:table-cell>
        </table:table-row>
        <table:table-row table:style-name="ro1">
          <table:table-cell office:value-type="float" office:value="0.975453478841" calcext:value-type="float">
            <text:p>0.975453478841</text:p>
          </table:table-cell>
        </table:table-row>
        <table:table-row table:style-name="ro1">
          <table:table-cell table:formula="of:=AVERAGE([.A1:.A10])" office:value-type="float" office:value="0.9788239545061" calcext:value-type="float">
            <text:p>0.9788239545061</text:p>
          </table:table-cell>
        </table:table-row>
        <table:table-row table:style-name="ro1">
          <table:table-cell table:formula="of:=STDEV([.A1:.A10])" office:value-type="float" office:value="0.00252300036924978" calcext:value-type="float">
            <text:p>0.00252300036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0:23:12.275911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0:52:30.400921741</meta:creation-date>
    <dc:date>2020-02-13T10:48:39.546520874</dc:date>
    <meta:editing-duration>PT12M32S</meta:editing-duration>
    <meta:editing-cycles>2</meta:editing-cycles>
    <meta:generator>LibreOffice/6.0.7.3$Linux_X86_64 LibreOffice_project/00m0$Build-3</meta:generator>
    <meta:document-statistic meta:table-count="2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6" chart:maximum="1.0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C2:Sheet1.C6" chart:error-lower-range="Sheet1.C2:Sheet1.C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C2:Sheet1.C6" chart:error-lower-range="Sheet1.C2:Sheet1.C6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F2:Sheet1.F6" chart:error-lower-range="Sheet1.F2:Sheet1.F6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F2:Sheet1.F6" chart:error-lower-range="Sheet1.F2:Sheet1.F6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cm" svg:y="3.703cm" style:legend-expansion="high" chart:style-name="ch2"/>
        <chart:plot-area chart:style-name="ch3" table:cell-range-address="Sheet1.A2:Sheet1.B6 Sheet1.E2:Sheet1.E6 Sheet1.D3:Sheet1.D6" chart:data-source-has-labels="row" svg:x="0.32cm" svg:y="0.18cm" svg:width="13.46cm" svg:height="8.64cm">
          <chartooo:coordinate-region svg:x="1.232cm" svg:y="0.379cm" svg:width="12.26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loext:label-string="md" chart:class="chart:scatter">
            <chart:domain table:cell-range-address="Sheet1.A2:Sheet1.A6"/>
            <chart:error-indicator chart:style-name="ch8" chart:dimension="y"/>
            <chart:data-point chart:repeated="5"/>
          </chart:series>
          <chart:series chart:style-name="ch9" chart:values-cell-range-address="Sheet1.E2:Sheet1.E6" loext:label-string="peo" chart:class="chart:scatter">
            <chart:error-indicator chart:style-name="ch10" chart:dimension="y"/>
            <chart:data-point chart:repeated="5"/>
          </chart:series>
          <chart:series chart:style-name="ch11" chart:values-cell-range-address="Sheet1.D3:Sheet1.D6" loext:label-string="nist" chart:class="chart:scatter">
            <chart:domain table:cell-range-address="Sheet1.A3:Sheet1.A6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d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peo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A</text:p>
              </table:table-cell>
              <table:table-cell office:value-type="string">
                <text:p>ni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">
                <text:p>265</text:p>
                <draw:g>
                  <svg:desc>Sheet1.A2:Sheet1.A6</svg:desc>
                </draw:g>
              </table:table-cell>
              <table:table-cell office:value-type="float" office:value="1.0016541322">
                <text:p>1.0016541322</text:p>
                <draw:g>
                  <svg:desc>Sheet1.B2:Sheet1.B6</svg:desc>
                </draw:g>
              </table:table-cell>
              <table:table-cell office:value-type="float" office:value="0.0032570696824749">
                <text:p>0.0032570696824749</text:p>
                <draw:g>
                  <svg:desc>Sheet1.C2:Sheet1.C6</svg:desc>
                </draw:g>
              </table:table-cell>
              <table:table-cell office:value-type="float" office:value="0.0032570696824749">
                <text:p>0.0032570696824749</text:p>
                <draw:g>
                  <svg:desc>Sheet1.C2:Sheet1.C6</svg:desc>
                </draw:g>
              </table:table-cell>
              <table:table-cell office:value-type="float" office:value="1.0015803052318">
                <text:p>1.0015803052318</text:p>
                <draw:g>
                  <svg:desc>Sheet1.E2:Sheet1.E6</svg:desc>
                </draw:g>
              </table:table-cell>
              <table:table-cell office:value-type="float" office:value="0.00292545268015491">
                <text:p>0.00292545268015491</text:p>
                <draw:g>
                  <svg:desc>Sheet1.F2:Sheet1.F6</svg:desc>
                </draw:g>
              </table:table-cell>
              <table:table-cell office:value-type="float" office:value="0.00292545268015491">
                <text:p>0.00292545268015491</text:p>
                <draw:g>
                  <svg:desc>Sheet1.F2:Sheet1.F6</svg:desc>
                </draw:g>
              </table:table-cell>
              <table:table-cell office:value-type="float" office:value="275">
                <text:p>275</text:p>
                <draw:g>
                  <svg:desc>Sheet1.A3:Sheet1.A6</svg:desc>
                </draw:g>
              </table:table-cell>
              <table:table-cell office:value-type="float" office:value="0.99994">
                <text:p>0.99994</text:p>
                <draw:g>
                  <svg:desc>Sheet1.D3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5">
                <text:p>275</text:p>
              </table:table-cell>
              <table:table-cell office:value-type="float" office:value="1.00153783719861">
                <text:p>1.00153783719861</text:p>
              </table:table-cell>
              <table:table-cell office:value-type="float" office:value="0.00318718969420375">
                <text:p>0.00318718969420375</text:p>
              </table:table-cell>
              <table:table-cell office:value-type="float" office:value="0.00318718969420375">
                <text:p>0.00318718969420375</text:p>
              </table:table-cell>
              <table:table-cell office:value-type="float" office:value="1.0015362245782">
                <text:p>1.0015362245782</text:p>
              </table:table-cell>
              <table:table-cell office:value-type="float" office:value="0.00246800550686047">
                <text:p>0.00246800550686047</text:p>
              </table:table-cell>
              <table:table-cell office:value-type="float" office:value="0.00246800550686047">
                <text:p>0.00246800550686047</text:p>
              </table:table-cell>
              <table:table-cell office:value-type="float" office:value="290">
                <text:p>290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0">
                <text:p>290</text:p>
              </table:table-cell>
              <table:table-cell office:value-type="float" office:value="0.999204434282948">
                <text:p>0.999204434282948</text:p>
              </table:table-cell>
              <table:table-cell office:value-type="float" office:value="0.0031748856482778">
                <text:p>0.0031748856482778</text:p>
              </table:table-cell>
              <table:table-cell office:value-type="float" office:value="0.0031748856482778">
                <text:p>0.0031748856482778</text:p>
              </table:table-cell>
              <table:table-cell office:value-type="float" office:value="0.997908598551">
                <text:p>0.997908598551</text:p>
              </table:table-cell>
              <table:table-cell office:value-type="float" office:value="0.00246309248345809">
                <text:p>0.00246309248345809</text:p>
              </table:table-cell>
              <table:table-cell office:value-type="float" office:value="0.00246309248345809">
                <text:p>0.00246309248345809</text:p>
              </table:table-cell>
              <table:table-cell office:value-type="float" office:value="310">
                <text:p>310</text:p>
              </table:table-cell>
              <table:table-cell office:value-type="float" office:value="0.99338">
                <text:p>0.99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0.9941439092382">
                <text:p>0.9941439092382</text:p>
              </table:table-cell>
              <table:table-cell office:value-type="float" office:value="0.00362036018493286">
                <text:p>0.00362036018493286</text:p>
              </table:table-cell>
              <table:table-cell office:value-type="float" office:value="0.00362036018493286">
                <text:p>0.00362036018493286</text:p>
              </table:table-cell>
              <table:table-cell office:value-type="float" office:value="0.9930555089601">
                <text:p>0.9930555089601</text:p>
              </table:table-cell>
              <table:table-cell office:value-type="float" office:value="0.00261262197978031">
                <text:p>0.00261262197978031</text:p>
              </table:table-cell>
              <table:table-cell office:value-type="float" office:value="0.00261262197978031">
                <text:p>0.00261262197978031</text:p>
              </table:table-cell>
              <table:table-cell office:value-type="float" office:value="340">
                <text:p>340</text:p>
              </table:table-cell>
              <table:table-cell office:value-type="float" office:value="0.97954">
                <text:p>0.97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">
                <text:p>340</text:p>
              </table:table-cell>
              <table:table-cell office:value-type="float" office:value="0.979528373986557">
                <text:p>0.979528373986557</text:p>
              </table:table-cell>
              <table:table-cell office:value-type="float" office:value="0.00327599826421262">
                <text:p>0.00327599826421262</text:p>
              </table:table-cell>
              <table:table-cell office:value-type="float" office:value="0.00327599826421262">
                <text:p>0.00327599826421262</text:p>
              </table:table-cell>
              <table:table-cell office:value-type="float" office:value="0.9788239545061">
                <text:p>0.9788239545061</text:p>
              </table:table-cell>
              <table:table-cell office:value-type="float" office:value="0.00252300036924978">
                <text:p>0.00252300036924978</text:p>
              </table:table-cell>
              <table:table-cell office:value-type="float" office:value="0.00252300036924978">
                <text:p>0.00252300036924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